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1.094cm" fo:min-width="0.91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1.02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513cm" fo:min-width="0.00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svg:stroke-color="#000000" draw:marker-end="Arrow" draw:textarea-vertical-align="middle" draw:start-line-spacing-vertical="0.55cm" draw:end-line-spacing-vertical="0.1cm"/>
    </style:style>
    <style:style style:name="gr12" style:family="graphic" style:parent-style-name="objectwithoutfill">
      <style:graphic-properties svg:stroke-color="#000000" draw:marker-end="Arrow" draw:fill="none" draw:textarea-vertical-align="middle"/>
    </style:style>
    <style:style style:name="gr13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9" style:family="graphic" style:parent-style-name="standard" style:list-style-name="L2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fill-gradient-name="Gradient_20_3" draw:fill-hatch-name="Hatching_20_1" draw:fill-image-name="Bitmap_20_1" draw:textarea-horizontal-align="justify" draw:textarea-vertical-align="middle" draw:auto-grow-height="false" fo:min-height="0.24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fill-gradient-name="Gradient_20_3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fill-gradient-name="Gradient_20_3" draw:fill-hatch-name="Hatching_20_1" draw:fill-image-name="Bitmap_20_1" draw:textarea-horizontal-align="justify" draw:textarea-vertical-align="middle" draw:auto-grow-height="false" fo:min-height="0.24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dash" draw:stroke-dash="Dashed_20__28_var_29_" svg:stroke-color="#000000" draw:marker-end="Arrow" draw:textarea-vertical-align="middle"/>
    </style:style>
    <style:style style:name="gr23" style:family="graphic" style:parent-style-name="Objeto_20_sem_20_preenchimento_20_nem_20_linha">
      <style:graphic-properties draw:textarea-vertical-align="middle" draw:ole-draw-aspect="1" style:protect="size"/>
    </style:style>
    <style:style style:name="P1" style:family="paragraph">
      <loext:graphic-properties draw:fill="solid" draw:fill-color="#ffffff" draw:fill-gradient-name="Gradient_20_4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729fcf" draw:fill-gradient-name="Gradient_20_3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path draw:style-name="gr1" draw:text-style-name="P1" draw:layer="layout" svg:width="2.712cm" svg:height="2.034cm" svg:x="9.687cm" svg:y="9.833cm" svg:viewBox="0 0 2713 2035" svg:d="M2713 170v27 793 419c-305 385-792 626-1356 626-565 0-1052-241-1357-626v-419-793-27h2c17-89 105-170 195-170h2319c90 0 178 81 195 170z">
            <text:p/>
          </draw:path>
          <draw:path draw:style-name="gr2" draw:text-style-name="P1" xml:id="id1" draw:id="id1" draw:layer="layout" svg:width="2.373cm" svg:height="3.049cm" svg:x="9.857cm" svg:y="8.646cm" svg:viewBox="0 0 2374 3050" svg:d="M1185 0c489 0 912 210 1189 551v1948c-277 339-700 551-1189 551-486 0-909-210-1185-547v-1955c276-338 699-548 1185-548z">
            <text:p/>
          </draw:path>
          <draw:line draw:style-name="gr3" draw:text-style-name="P1" draw:layer="layout" svg:x1="10.365cm" svg:y1="10.342cm" svg:x2="10.365cm" svg:y2="10.851cm">
            <text:p/>
          </draw:line>
          <draw:line draw:style-name="gr4" draw:text-style-name="P1" draw:layer="layout" svg:x1="11.722cm" svg:y1="10.342cm" svg:x2="11.722cm" svg:y2="10.851cm">
            <text:p/>
          </draw:line>
          <draw:line draw:style-name="gr5" draw:text-style-name="P1" draw:layer="layout" svg:x1="11.043cm" svg:y1="11.021cm" svg:x2="10.365cm" svg:y2="10.851cm">
            <text:p/>
          </draw:line>
          <draw:line draw:style-name="gr6" draw:text-style-name="P1" draw:layer="layout" svg:x1="11.722cm" svg:y1="10.851cm" svg:x2="11.044cm" svg:y2="11.021cm">
            <text:p/>
          </draw:line>
          <draw:line draw:style-name="gr7" draw:text-style-name="P1" draw:layer="layout" svg:x1="11.044cm" svg:y1="8.2cm" svg:x2="11.044cm" svg:y2="11.02cm">
            <text:p/>
          </draw:line>
          <draw:custom-shape draw:style-name="gr8" draw:text-style-name="P1" draw:layer="layout" svg:width="0.509cm" svg:height="0.763cm" svg:x="10.789cm" svg:y="7.496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0.704cm" svg:y1="7.666cm" svg:x2="11.382cm" svg:y2="7.666cm">
            <text:p/>
          </draw:line>
          <draw:line draw:style-name="gr10" draw:text-style-name="P1" draw:layer="layout" svg:x1="10.704cm" svg:y1="8.09cm" svg:x2="11.382cm" svg:y2="8.09cm">
            <text:p/>
          </draw:line>
          <draw:connector draw:style-name="gr11" draw:text-style-name="P2" draw:layer="layout" draw:line-skew="0.334cm" svg:x1="11.043cm" svg:y1="11.697cm" svg:x2="14.949cm" svg:y2="12.92cm" draw:start-shape="id1" draw:start-glue-point="2" svg:d="M11043 11697v1228h3906v-5" svg:viewBox="0 0 3907 1229">
            <text:p/>
          </draw:connector>
          <draw:line draw:style-name="gr12" draw:text-style-name="P3" draw:layer="layout" svg:x1="5.7cm" svg:y1="9.4cm" svg:x2="9.878cm" svg:y2="9.4cm">
            <text:p/>
          </draw:line>
          <draw:g xml:id="id4" draw:id="id4">
            <draw:g>
              <draw:custom-shape draw:style-name="gr13" draw:text-style-name="P4" draw:layer="layout" svg:width="0.425cm" svg:height="0.425cm" draw:transform="rotate (-1.5707963267949) translate (7.574cm 7.867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4" draw:text-style-name="P4" draw:layer="layout" svg:width="0.425cm" svg:height="0.426cm" draw:transform="rotate (1.5707963267949) translate (7.574cm 8.29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15" draw:text-style-name="P4" draw:layer="layout" svg:x1="7.575cm" svg:y1="7.725cm" svg:x2="7.575cm" svg:y2="8.08cm">
              <text:p/>
            </draw:line>
            <draw:path draw:style-name="gr16" draw:text-style-name="P4" draw:layer="layout" svg:width="0.456cm" svg:height="0.124cm" svg:x="7.343cm" svg:y="7.6cm" svg:viewBox="0 0 457 125" svg:d="M0 125c3-10 9-20 14-30 6-10 13-18 21-28 9-9 19-16 30-23 22-14 46-26 74-33 27-7 57-11 89-11 33 0 63 4 90 11 28 7 52 19 73 33 12 7 22 14 30 23 9 10 16 18 22 28 5 10 11 20 14 30z">
              <text:p/>
            </draw:path>
          </draw:g>
          <draw:line draw:style-name="gr17" draw:text-style-name="P3" draw:layer="layout" svg:x1="5.7cm" svg:y1="8.1cm" svg:x2="7.156cm" svg:y2="8.1cm">
            <text:p/>
          </draw:line>
          <draw:line draw:style-name="gr17" draw:text-style-name="P3" draw:layer="layout" svg:x1="8cm" svg:y1="8.1cm" svg:x2="8.4cm" svg:y2="8.1cm">
            <text:p/>
          </draw:line>
          <draw:line draw:style-name="gr18" draw:text-style-name="P3" draw:layer="layout" svg:x1="8.4cm" svg:y1="8.1cm" svg:x2="8.4cm" svg:y2="9.4cm">
            <text:p/>
          </draw:line>
          <draw:g xml:id="id2" draw:id="id2">
            <draw:custom-shape draw:style-name="gr19" draw:text-style-name="P6" draw:layer="layout" svg:width="0.7cm" svg:height="0.7cm" svg:x="13.3cm" svg:y="11.95cm">
              <text:p text:style-name="P5"><text:span text:style-name="T1">C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13.65cm" svg:y1="12.65cm" svg:x2="13.65cm" svg:y2="12.9cm">
              <text:p/>
            </draw:line>
          </draw:g>
          <draw:g xml:id="id3" draw:id="id3">
            <draw:custom-shape draw:style-name="gr21" draw:text-style-name="P6" draw:layer="layout" svg:width="0.7cm" svg:height="0.7cm" svg:x="13.3cm" svg:y="9.78cm">
              <text:p text:style-name="P5"><text:span text:style-name="T1">C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22" draw:text-style-name="P2" draw:layer="layout" svg:x1="13.65cm" svg:y1="11.95cm" svg:x2="13.65cm" svg:y2="10.48cm" draw:start-shape="id2" draw:start-glue-point="0" draw:end-shape="id3" draw:end-glue-point="2" svg:d="M13650 11950v-1470" svg:viewBox="0 0 1 1471">
            <text:p/>
          </draw:connector>
          <draw:connector draw:style-name="gr22" draw:text-style-name="P2" draw:layer="layout" draw:line-skew="-0.384cm" svg:x1="13.65cm" svg:y1="9.78cm" svg:x2="7.574cm" svg:y2="7.6cm" draw:start-shape="id3" draw:start-glue-point="0" draw:end-shape="id4" draw:end-glue-point="0" svg:d="M13650 9780v-3080h-6076v900" svg:viewBox="0 0 6077 3081">
            <text:p/>
          </draw:connector>
        </draw:g>
        <draw:frame draw:style-name="gr23" draw:text-style-name="P2" draw:layer="layout" svg:width="1.435cm" svg:height="0.53cm" svg:x="11.2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3" draw:text-style-name="P2" draw:layer="layout" svg:width="1.486cm" svg:height="0.53cm" svg:x="5.6cm" svg:y="7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2" draw:layer="layout" svg:width="1.499cm" svg:height="0.53cm" svg:x="5.6cm" svg:y="8.7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" draw:layer="layout" svg:width="2.182cm" svg:height="0.53cm" draw:transform="rotate (0.785398163397448) translate (8.6cm 9.125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12:44:16.295043482</meta:creation-date>
    <dc:date>2019-08-15T13:28:11.629110135</dc:date>
    <meta:editing-duration>PT22M1S</meta:editing-duration>
    <meta:editing-cycles>4</meta:editing-cycles>
    <meta:generator>LibreOffice/6.0.7.3$Linux_X86_64 LibreOffice_project/0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F</mi>
        <mn>0</mn>
      </msub>
      <mi>,</mi>
      <mspace width="0.5em"/>
      <msub>
        <mi>C</mi>
        <mi>A</mi>
      </msub>
    </mrow>
    <annotation encoding="StarMath 5.0">F_0,`C_A</annotation>
  </semantics>
</math>
</file>

<file path=Object 2/content.xml><?xml version="1.0" encoding="utf-8"?>
<math xmlns="http://www.w3.org/1998/Math/MathML" display="block">
  <semantics>
    <mrow>
      <msub>
        <mi>F</mi>
        <mn>1,</mn>
      </msub>
      <mspace width="0.5em"/>
      <msub>
        <mi>C</mi>
        <mrow>
          <mi>A</mi>
          <mn>1</mn>
        </mrow>
      </msub>
    </mrow>
    <annotation encoding="StarMath 5.0">F_1, `C_{A1}</annotation>
  </semantics>
</math>
</file>

<file path=Object 3/content.xml><?xml version="1.0" encoding="utf-8"?>
<math xmlns="http://www.w3.org/1998/Math/MathML" display="block">
  <semantics>
    <mrow>
      <msub>
        <mi>F</mi>
        <mn>0,</mn>
      </msub>
      <mspace width="0.5em"/>
      <msub>
        <mi>C</mi>
        <mrow>
          <mi>A</mi>
          <mn>0</mn>
        </mrow>
      </msub>
    </mrow>
    <annotation encoding="StarMath 5.0">F_0, `C_{A0}</annotation>
  </semantics>
</math>
</file>

<file path=Object 4/content.xml><?xml version="1.0" encoding="utf-8"?>
<math xmlns="http://www.w3.org/1998/Math/MathML" display="block">
  <semantics>
    <mrow>
      <mrow>
        <msub>
          <mi>F</mi>
          <mn>1</mn>
        </msub>
        <mo stretchy="false">+</mo>
        <msub>
          <mi>F</mi>
          <mn>0</mn>
        </msub>
      </mrow>
      <mo stretchy="false">≈</mo>
      <msub>
        <mi>F</mi>
        <mn>0</mn>
      </msub>
    </mrow>
    <annotation encoding="StarMath 5.0">F_1 + F_0 approx F_0</annotation>
  </semantics>
</math>
</file>